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394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2.63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date-style style:name="N5036" number:language="de" number:country="AT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color="#c0c0c0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 style:data-style-name="N503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>
            <text:p>Interface: customer (fixed)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Fixed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Line delimiter</text:p>
          </table:table-cell>
          <table:table-cell table:style-name="ce3" office:value-type="string">
            <text:p>any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Encoding</text:p>
          </table:table-cell>
          <table:table-cell table:style-name="ce3" office:value-type="string">
            <text:p>ISO-8859-1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Allowed characters</text:p>
          </table:table-cell>
          <table:table-cell table:style-name="ce3" office:value-type="string">
            <text:p>32...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Empty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Rule</text:p>
          </table:table-cell>
          <table:table-cell table:style-name="ce4" office:value-type="string">
            <text:p>Example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3" office:value-type="string">
            <text:p>branch_id</text:p>
          </table:table-cell>
          <table:table-cell table:style-name="ce3" office:value-type="string">
            <text:p>RegEx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string">
            <text:p>38\d\d\d</text:p>
          </table:table-cell>
          <table:table-cell table:style-name="ce5" office:value-type="float" office:value="38123">
            <text:p>38123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customer_id</text:p>
          </table:table-cell>
          <table:table-cell table:style-name="ce3" office:value-type="string">
            <text:p>Integer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string">
            <text:p>0...99999</text:p>
          </table:table-cell>
          <table:table-cell table:style-name="ce5" office:value-type="float" office:value="12345">
            <text:p>12345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first_nam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X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6" office:value-type="string">
            <text:p>John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surname</text:p>
          </table:table-cell>
          <table:table-cell table:style-name="ce3" office:value-type="string">
            <text:p>Tex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/>
          <table:table-cell table:style-name="ce6" office:value-type="string">
            <text:p>Do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Choice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string">
            <text:p>male, female, unknown</text:p>
          </table:table-cell>
          <table:table-cell table:style-name="ce6" office:value-type="string">
            <text:p>male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3" office:value-type="string">
            <text:p>date_of_birth</text:p>
          </table:table-cell>
          <table:table-cell table:style-name="ce3" office:value-type="string">
            <text:p>DateTime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office:value-type="string">
            <text:p>DD.MM.YYYY</text:p>
          </table:table-cell>
          <table:table-cell table:style-name="ce7" office:value-type="date" office:date-value="1957-03-08">
            <text:p>08.03.1957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>
            <text:p>Check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table:style-name="ce3" office:value-type="string">
            <text:p>customer must be unique</text:p>
          </table:table-cell>
          <table:table-cell table:style-name="ce3" office:value-type="string">
            <text:p>IsUnique</text:p>
          </table:table-cell>
          <table:table-cell table:style-name="ce3" office:value-type="string">
            <text:p>branch_id, customer_id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C</text:p>
          </table:table-cell>
          <table:table-cell table:style-name="ce3" office:value-type="string">
            <text:p>distinct branches must be within limit</text:p>
          </table:table-cell>
          <table:table-cell table:style-name="ce3" office:value-type="string">
            <text:p>DistinctCount</text:p>
          </table:table-cell>
          <table:table-cell table:style-name="ce3" office:value-type="string">
            <text:p>branch_id &lt;= 3</text:p>
          </table:table-cell>
          <table:table-cell table:style-name="ce3"/>
          <table:table-cell table:number-columns-repeated="2"/>
        </table:table-row>
        <table:table-row table:style-name="ro2" table:number-rows-repeated="6551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Sheet1.A1:Sheet1.A655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2">02/04/2009</text:date>, <text:time>20:2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4-02T20:26:23</dc:date>
    <meta:editing-duration>PT19H46M38S</meta:editing-duration>
    <meta:editing-cycles>37</meta:editing-cycles>
    <meta:generator>OpenOffice.org/3.0$Unix OpenOffice.org_project/300m15$Build-9379</meta:generator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